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>
      <loext:graphic-properties draw:fill-color="#0066b3"/>
      <style:paragraph-properties fo:text-align="center"/>
    </style:style>
    <style:style style:name="P2" style:family="paragraph">
      <loext:graphic-properties draw:fill-color="#000000"/>
      <style:paragraph-properties fo:text-align="center"/>
    </style:style>
    <style:style style:name="P3" style:family="paragraph">
      <loext:graphic-properties draw:fill-color="#000000"/>
      <style:paragraph-properties fo:text-align="center"/>
      <style:text-properties fo:font-size="12pt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paragraph-properties fo:text-align="center"/>
    </style:style>
    <style:style style:name="P6" style:family="paragraph">
      <loext:graphic-properties draw:fill-color="#ffffff"/>
      <style:paragraph-properties fo:text-align="center"/>
      <style:text-properties fo:font-size="12pt"/>
    </style:style>
    <style:style style:name="P7" style:family="paragraph">
      <loext:graphic-properties draw:fill-color="#ffffff"/>
    </style:style>
    <style:style style:name="P8" style:family="paragraph">
      <loext:graphic-properties draw:fill-color="#ffffff"/>
      <style:text-properties fo:font-size="12pt"/>
    </style:style>
    <style:style style:name="T1" style:family="text">
      <style:text-properties fo:font-size="12pt"/>
    </style:style>
    <style:style style:name="gr1" style:family="graphic">
      <style:graphic-properties draw:stroke="solid" svg:stroke-width="0cm" draw:marker-start-width="0.203cm" draw:marker-end="Arrowheads_20_2" draw:marker-end-width="0.203cm" draw:fill-color="#0066b3" draw:textarea-horizontal-align="center" draw:textarea-vertical-align="middle" fo:padding-top="0cm" fo:padding-bottom="0cm" fo:padding-left="0cm" fo:padding-right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cm" draw:marker-start-width="0.203cm" draw:marker-end="Arrowheads_20_2" draw:marker-end-width="0.203cm" draw:fill-color="#000000" draw:textarea-horizontal-align="center" draw:textarea-vertical-align="middle" fo:padding-top="0cm" fo:padding-bottom="0cm" fo:padding-left="0cm" fo:padding-right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width="0cm" draw:marker-start="Arrowheads_20_2" draw:marker-start-width="0.203cm" draw:marker-end="" draw:marker-end-width="0.203cm" draw:fill-color="#000000" draw:textarea-horizontal-align="center" draw:textarea-vertical-align="middle" fo:padding-top="0cm" fo:padding-bottom="0cm" fo:padding-left="0cm" fo:padding-right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width="0.101cm" draw:fill-color="#000000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svg:stroke-width="0cm" draw:marker-start="Arrowheads_20_2" draw:marker-start-width="0.203cm" draw:marker-end-width="0.203cm" draw:fill-color="#000000" draw:textarea-horizontal-align="center" draw:textarea-vertical-align="middle" fo:padding-top="0cm" fo:padding-bottom="0cm" fo:padding-left="0cm" fo:padding-right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svg:stroke-width="0cm" draw:fill-color="#ffffff" draw:textarea-horizontal-align="justify" draw:textarea-vertical-align="middle" draw:auto-grow-height="false" fo:min-height="0.413cm" fo:min-width="0.41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svg:stroke-width="0cm" draw:fill-color="#ffffff" draw:textarea-horizontal-align="justify" draw:textarea-vertical-align="middle" draw:auto-grow-height="false" fo:min-height="0.452cm" fo:min-width="0.45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svg:stroke-width="0cm" draw:fill-color="#ffffff" draw:textarea-horizontal-align="justify" draw:textarea-vertical-align="middle" draw:auto-grow-height="false" fo:min-height="0.506cm" fo:min-width="0.50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svg:stroke-width="0cm" draw:fill-color="#ffffff" draw:textarea-horizontal-align="justify" draw:textarea-vertical-align="middle" draw:auto-grow-height="false" fo:min-height="0.469cm" fo:min-width="0.46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svg:stroke-width="0cm" draw:fill-color="#ffffff" draw:textarea-horizontal-align="justify" draw:textarea-vertical-align="middle" draw:auto-grow-height="false" fo:min-height="0.471cm" fo:min-width="0.47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svg:stroke-width="0cm" draw:marker-start-width="0.203cm" draw:marker-end="Arrowheads_20_2" draw:marker-end-width="0.203cm" draw:fill-color="#ffffff" draw:textarea-horizontal-align="center" draw:textarea-vertical-align="middle" fo:padding-top="0cm" fo:padding-bottom="0cm" fo:padding-left="0cm" fo:padding-right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svg:stroke-width="0cm" draw:marker-start="Arrowheads_20_2" draw:marker-start-width="0.203cm" draw:marker-end-width="0.203cm" draw:fill-color="#ffffff" draw:textarea-horizontal-align="center" draw:textarea-vertical-align="middle" fo:padding-top="0cm" fo:padding-bottom="0cm" fo:padding-left="0cm" fo:padding-right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svg:stroke-width="0.101cm" draw:fill-color="#ffffff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fill-color="#ffffff" draw:textarea-horizontal-align="justify" draw:textarea-vertical-align="middle" draw:auto-grow-height="false" fo:min-height="0.584cm" fo:min-width="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draw:marker-end="Arrowheads_20_2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draw:marker-end="Arrowheads_20_2" draw:fill-color="#ffffff" draw:textarea-horizontal-align="justify" draw:textarea-vertical-align="middle" draw:auto-grow-height="false" fo:min-height="0.609cm" fo:min-width="6.08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draw:marker-end="Arrowheads_20_2" draw:fill-color="#ffffff" draw:textarea-horizontal-align="justify" draw:textarea-vertical-align="middle" draw:auto-grow-height="false" fo:min-height="1.037cm" fo:min-width="3.1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8" style:family="graphic">
      <style:graphic-properties draw:marker-end="Arrowheads_20_2" draw:fill-color="#ffffff" draw:textarea-horizontal-align="justify" draw:textarea-vertical-align="middle" draw:auto-grow-height="false" fo:min-height="0.667cm" fo:min-width="3.26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9" style:family="graphic">
      <style:graphic-properties draw:marker-end="Arrowheads_20_2" draw:fill-color="#ffffff" draw:textarea-horizontal-align="justify" draw:textarea-vertical-align="middle" draw:auto-grow-height="false" fo:min-height="0.702cm" fo:min-width="3.83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0" style:family="graphic">
      <style:graphic-properties draw:marker-end="Arrowheads_20_2" draw:fill-color="#ffffff" draw:textarea-horizontal-align="justify" draw:textarea-vertical-align="middle" draw:auto-grow-height="false" fo:min-height="0.953cm" fo:min-width="3.38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1" style:family="graphic">
      <style:graphic-properties draw:marker-end="Arrowheads_20_2" draw:fill-color="#ffffff" draw:textarea-horizontal-align="justify" draw:textarea-vertical-align="middle" draw:auto-grow-height="false" fo:min-height="0.979cm" fo:min-width="3.06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2" style:family="graphic">
      <style:graphic-properties draw:marker-end="Arrowheads_20_2" draw:fill-color="#ffffff" draw:textarea-horizontal-align="justify" draw:textarea-vertical-align="middle" draw:auto-grow-height="false" fo:min-height="0.926cm" fo:min-width="4.02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3" style:family="graphic">
      <style:graphic-properties draw:marker-end="Arrowheads_20_2" draw:fill-color="#ffffff" draw:textarea-horizontal-align="justify" draw:textarea-vertical-align="middle" draw:auto-grow-height="false" fo:min-height="0.9cm" fo:min-width="7.01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4" style:family="graphic">
      <style:graphic-properties draw:marker-end="Arrowheads_20_2" draw:fill-color="#ffffff" draw:textarea-horizontal-align="justify" draw:textarea-vertical-align="middle" draw:auto-grow-height="false" fo:min-height="0.676cm" fo:min-width="2.94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5" style:family="graphic">
      <style:graphic-properties draw:marker-end="Arrowheads_20_2" draw:fill-color="#ffffff" draw:textarea-horizontal-align="justify" draw:textarea-vertical-align="middle" draw:auto-grow-height="false" fo:min-height="0.746cm" fo:min-width="2.13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6" style:family="graphic">
      <style:graphic-properties draw:marker-end="Arrowheads_20_2" draw:fill-color="#ffffff" draw:textarea-horizontal-align="justify" draw:textarea-vertical-align="middle" draw:auto-grow-height="false" fo:min-height="0.75cm" fo:min-width="2.82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7" style:family="graphic">
      <style:graphic-properties draw:marker-end="Arrowheads_20_2" draw:fill-color="#ffffff" draw:textarea-horizontal-align="justify" draw:textarea-vertical-align="middle" draw:auto-grow-height="false" fo:min-height="0.803cm" fo:min-width="5.24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8" style:family="graphic">
      <style:graphic-properties draw:marker-end="Arrowheads_20_2" draw:fill-color="#ffffff" draw:textarea-horizontal-align="justify" draw:textarea-vertical-align="middle" draw:auto-grow-height="false" fo:min-height="0.806cm" fo:min-width="3.03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9" style:family="graphic">
      <style:graphic-properties draw:marker-end="Arrowheads_20_2" draw:fill-color="#ffffff" draw:textarea-horizontal-align="justify" draw:textarea-vertical-align="middle" draw:auto-grow-height="false" fo:min-height="1.005cm" fo:min-width="5.10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0" style:family="graphic">
      <style:graphic-properties draw:marker-end="Arrowheads_20_2" draw:fill-color="#ffffff" draw:textarea-horizontal-align="justify" draw:textarea-vertical-align="middle" draw:auto-grow-height="false" fo:min-height="0.734cm" fo:min-width="4.16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1" style:family="graphic">
      <style:graphic-properties draw:marker-end="Arrowheads_20_2" draw:fill-color="#ffffff" draw:textarea-horizontal-align="justify" draw:textarea-vertical-align="middle" draw:auto-grow-height="false" fo:min-height="0.702cm" fo:min-width="3.30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2" style:family="graphic">
      <style:graphic-properties draw:marker-end="Arrowheads_20_2" draw:fill-color="#ffffff" draw:textarea-horizontal-align="justify" draw:textarea-vertical-align="middle" draw:auto-grow-height="false" fo:min-height="0.644cm" fo:min-width="3.5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3" style:family="graphic">
      <style:graphic-properties draw:marker-end="Arrowheads_20_2" draw:fill-color="#ffffff" draw:textarea-horizontal-align="justify" draw:textarea-vertical-align="middle" draw:auto-grow-height="false" fo:min-height="0.953cm" fo:min-width="4.68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4" style:family="graphic">
      <style:graphic-properties draw:marker-end="Arrowheads_20_2" draw:fill-color="#ffffff" draw:textarea-horizontal-align="justify" draw:textarea-vertical-align="middle" draw:auto-grow-height="false" fo:min-height="0.741cm" fo:min-width="6.00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5" style:family="graphic">
      <style:graphic-properties draw:marker-end="Arrowheads_20_2" draw:fill-color="#ffffff" draw:textarea-horizontal-align="justify" draw:textarea-vertical-align="middle" draw:auto-grow-height="false" fo:min-height="0.485cm" fo:min-width="2.7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6" style:family="graphic">
      <style:graphic-properties draw:marker-end="Arrowheads_20_2" draw:fill-color="#ffffff" draw:textarea-horizontal-align="justify" draw:textarea-vertical-align="middle" draw:auto-grow-height="false" fo:min-height="0.711cm" fo:min-width="5.4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7" style:family="graphic">
      <style:graphic-properties draw:marker-end="Arrowheads_20_2" draw:fill-color="#ffffff" draw:textarea-horizontal-align="justify" draw:textarea-vertical-align="middle" draw:auto-grow-height="false" fo:min-height="0.707cm" fo:min-width="3.61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8" style:family="graphic">
      <style:graphic-properties draw:marker-end="Arrowheads_20_2" draw:fill-color="#ffffff" draw:textarea-horizontal-align="justify" draw:textarea-vertical-align="middle" draw:auto-grow-height="false" fo:min-height="0.683cm" fo:min-width="2.53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9" style:family="graphic">
      <style:graphic-properties draw:marker-end="Arrowheads_20_2" draw:fill-color="#ffffff" draw:textarea-horizontal-align="justify" draw:textarea-vertical-align="middle" draw:auto-grow-height="false" fo:min-height="0.626cm" fo:min-width="5.6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0" style:family="graphic">
      <style:graphic-properties draw:marker-end="Arrowheads_20_2" draw:fill-color="#ffffff" draw:textarea-horizontal-align="justify" draw:textarea-vertical-align="middle" draw:auto-grow-height="false" fo:min-height="0.469cm" fo:min-width="1.66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1" style:family="graphic">
      <style:graphic-properties draw:marker-end="Arrowheads_20_2" draw:fill-color="#ffffff" draw:textarea-horizontal-align="justify" draw:textarea-vertical-align="middle" draw:auto-grow-height="false" fo:min-height="0.434cm" fo:min-width="2.81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2" style:family="graphic">
      <style:graphic-properties draw:marker-end="Arrowheads_20_2" draw:fill-color="#ffffff" draw:textarea-horizontal-align="justify" draw:textarea-vertical-align="middle" draw:auto-grow-height="false" fo:min-height="0.586cm" fo:min-width="2.04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3" style:family="graphic">
      <style:graphic-properties draw:marker-end="Arrowheads_20_2" draw:fill-color="#ff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4" style:family="graphic">
      <style:graphic-properties draw:marker-end="Arrowheads_20_2" draw:fill-color="#ffffff" draw:textarea-horizontal-align="justify" draw:textarea-vertical-align="middle" draw:auto-grow-height="false" fo:min-height="1.005cm" fo:min-width="5.34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5" style:family="graphic">
      <style:graphic-properties draw:marker-end="Arrowheads_20_2" draw:fill-color="#ffffff" draw:textarea-horizontal-align="justify" draw:textarea-vertical-align="middle" draw:auto-grow-height="false" fo:min-height="0.953cm" fo:min-width="4.73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6" style:family="graphic">
      <style:graphic-properties draw:marker-end="Arrowheads_20_2" draw:fill-color="#ffffff" draw:textarea-horizontal-align="justify" draw:textarea-vertical-align="middle" draw:auto-grow-height="false" fo:min-height="0.875cm" fo:min-width="5.47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line text:anchor-type="paragraph" draw:z-index="0" draw:name="Shape4" draw:style-name="gr1" draw:text-style-name="P1" svg:x1="8.116cm" svg:y1="-0.093cm" svg:x2="8.116cm" svg:y2="0.568cm"><text:p/></draw:line><draw:line text:anchor-type="paragraph" draw:z-index="2" draw:name="Shape6" draw:style-name="gr3" draw:text-style-name="P2" svg:x1="14.003cm" svg:y1="2.287cm" svg:x2="14.003cm" svg:y2="1.573cm"><text:p/></draw:line><draw:line text:anchor-type="paragraph" draw:z-index="3" draw:name="Shape7" draw:style-name="gr2" draw:text-style-name="P2" svg:x1="13.407cm" svg:y1="3.24cm" svg:x2="13.407cm" svg:y2="4.007cm"><text:p/></draw:line><draw:line text:anchor-type="paragraph" draw:z-index="4" draw:name="Shape8" draw:style-name="gr2" draw:text-style-name="P3" svg:x1="6.808cm" svg:y1="1.414cm" svg:x2="0.404cm" svg:y2="2.13cm"><text:p/></draw:line><draw:line text:anchor-type="paragraph" draw:z-index="5" draw:name="Shape9" draw:style-name="gr2" draw:text-style-name="P2" svg:x1="6.807cm" svg:y1="1.547cm" svg:x2="3.394cm" svg:y2="2.261cm"><text:p/></draw:line><draw:line text:anchor-type="paragraph" draw:z-index="6" draw:name="Shape10" draw:style-name="gr2" draw:text-style-name="P2" svg:x1="3.474cm" svg:y1="3.24cm" svg:x2="3.5cm" svg:y2="4.193cm"><text:p/></draw:line><draw:line text:anchor-type="paragraph" draw:z-index="7" draw:name="Shape11" draw:style-name="gr2" draw:text-style-name="P2" svg:x1="-0.152cm" svg:y1="3.214cm" svg:x2="-0.152cm" svg:y2="4.167cm"><text:p/></draw:line><draw:line text:anchor-type="paragraph" draw:z-index="8" draw:name="Shape12" draw:style-name="gr2" draw:text-style-name="P2" svg:x1="-0.205cm" svg:y1="1.547cm" svg:x2="-0.231cm" svg:y2="2.261cm"><text:p/></draw:line><draw:line text:anchor-type="paragraph" draw:z-index="9" draw:name="Shape13" draw:style-name="gr2" draw:text-style-name="P2" svg:x1="7.971cm" svg:y1="1.547cm" svg:x2="7.997cm" svg:y2="2.261cm"><text:p/></draw:line><draw:line text:anchor-type="paragraph" draw:z-index="10" draw:name="Shape14" draw:style-name="gr2" draw:text-style-name="P2" svg:x1="7.097cm" svg:y1="3.188cm" svg:x2="7.123cm" svg:y2="4.008cm"><text:p/></draw:line><draw:line text:anchor-type="paragraph" draw:z-index="11" draw:name="Shape15" draw:style-name="gr4" draw:text-style-name="P2" svg:x1="-0.231cm" svg:y1="6.918cm" svg:x2="16.993cm" svg:y2="6.918cm"><text:p/></draw:line><draw:line text:anchor-type="paragraph" draw:z-index="12" draw:name="Shape16" draw:style-name="gr5" draw:text-style-name="P2" svg:x1="-0.231cm" svg:y1="6.917cm" svg:x2="-0.231cm" svg:y2="5.173cm"><text:p/></draw:line><draw:line text:anchor-type="paragraph" draw:z-index="13" draw:name="Shape17" draw:style-name="gr2" draw:text-style-name="P2" svg:x1="3.341cm" svg:y1="5.147cm" svg:x2="3.367cm" svg:y2="6.918cm"><text:p/></draw:line><draw:line text:anchor-type="paragraph" draw:z-index="14" draw:name="Shape18" draw:style-name="gr2" draw:text-style-name="P2" svg:x1="7.045cm" svg:y1="5.015cm" svg:x2="7.098cm" svg:y2="6.945cm"><text:p/></draw:line><draw:line text:anchor-type="paragraph" draw:z-index="15" draw:name="Shape19" draw:style-name="gr2" draw:text-style-name="P2" svg:x1="11.225cm" svg:y1="5.069cm" svg:x2="11.278cm" svg:y2="6.918cm"><text:p/></draw:line><draw:line text:anchor-type="paragraph" draw:z-index="16" draw:name="Shape20" draw:style-name="gr5" draw:text-style-name="P2" svg:x1="16.993cm" svg:y1="6.918cm" svg:x2="16.993cm" svg:y2="5.041cm"><text:p/></draw:line><draw:line text:anchor-type="paragraph" draw:z-index="17" draw:name="Shape21" draw:style-name="gr2" draw:text-style-name="P2" svg:x1="8.289cm" svg:y1="6.944cm" svg:x2="8.289cm" svg:y2="7.923cm"><text:p/></draw:line><draw:line text:anchor-type="paragraph" draw:z-index="18" draw:name="Shape22" draw:style-name="gr2" draw:text-style-name="P2" svg:x1="8.209cm" svg:y1="8.876cm" svg:x2="8.235cm" svg:y2="9.881cm"><text:p/></draw:line><draw:custom-shape text:anchor-type="paragraph" draw:z-index="19" draw:name="Shape23" draw:style-name="gr6" draw:text-style-name="P5" svg:width="0.583cm" svg:height="0.583cm" svg:x="5.828cm" svg:y="-0.093cm"><text:p text:style-name="P4">1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0" draw:name="Shape24" draw:style-name="gr7" draw:text-style-name="P5" svg:width="0.636cm" svg:height="0.636cm" svg:x="11.94cm" svg:y="-0.199cm"><text:p text:style-name="P4">2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1" draw:name="Shape25" draw:style-name="gr8" draw:text-style-name="P5" svg:width="0.715cm" svg:height="0.715cm" svg:x="-1.051cm" svg:y="-0.808cm"><text:p text:style-name="P4">3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2" draw:name="Shape26" draw:style-name="gr9" draw:text-style-name="P6" svg:width="0.664cm" svg:height="0.664cm" svg:x="-1.819cm" svg:y="3.503cm"><text:p text:style-name="P4"><text:span text:style-name="T1">4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3" draw:name="Shape26" draw:style-name="gr9" draw:text-style-name="P6" svg:width="0.664cm" svg:height="0.664cm" svg:x="6.357cm" svg:y="9.218cm"><text:p text:style-name="P4"><text:span text:style-name="T1">9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4" draw:name="Shape26" draw:style-name="gr9" draw:text-style-name="P6" svg:width="0.664cm" svg:height="0.664cm" svg:x="15.619cm" svg:y="3.399cm"><text:p text:style-name="P4"><text:span text:style-name="T1">8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5" draw:name="Shape26" draw:style-name="gr9" draw:text-style-name="P6" svg:width="0.664cm" svg:height="0.664cm" svg:x="9.294cm" svg:y="3.344cm"><text:p text:style-name="P4"><text:span text:style-name="T1">7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6" draw:name="Shape26" draw:style-name="gr9" draw:text-style-name="P6" svg:width="0.664cm" svg:height="0.664cm" svg:x="5.166cm" svg:y="3.371cm"><text:p text:style-name="P4"><text:span text:style-name="T1">6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7" draw:name="Shape26" draw:style-name="gr10" draw:text-style-name="P6" svg:width="0.666cm" svg:height="0.666cm" svg:x="2.362cm" svg:y="3.501cm"><text:p text:style-name="P4"><text:span text:style-name="T1">5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8" draw:name="Shape26" draw:style-name="gr9" draw:text-style-name="P6" svg:width="0.664cm" svg:height="0.664cm" svg:x="-0.787cm" svg:y="10.012cm"><text:p text:style-name="P4"><text:span text:style-name="T1">1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29" draw:name="Shape27" draw:style-name="gr11" draw:text-style-name="P5" svg:x1="-0.31cm" svg:y1="10.675cm" svg:x2="0.299cm" svg:y2="11.839cm"><text:p/></draw:line><draw:line text:anchor-type="paragraph" draw:z-index="30" draw:name="Shape28" draw:style-name="gr12" draw:text-style-name="P5" svg:x1="2.097cm" svg:y1="11.839cm" svg:x2="2.097cm" svg:y2="10.862cm"><text:p/></draw:line><draw:line text:anchor-type="paragraph" draw:z-index="31" draw:name="Shape29" draw:style-name="gr12" draw:text-style-name="P5" svg:x1="3.685cm" svg:y1="11.839cm" svg:x2="7.521cm" svg:y2="10.862cm"><text:p/></draw:line><draw:line text:anchor-type="paragraph" draw:z-index="32" draw:name="Shape30" draw:style-name="gr11" draw:text-style-name="P5" svg:x1="1.489cm" svg:y1="12.792cm" svg:x2="1.515cm" svg:y2="13.506cm"><text:p/></draw:line><draw:custom-shape text:anchor-type="paragraph" draw:z-index="33" draw:name="Shape26" draw:style-name="gr9" draw:text-style-name="P6" svg:width="0.664cm" svg:height="0.664cm" svg:x="-0.787cm" svg:y="10.012cm"><text:p text:style-name="P4"><text:span text:style-name="T1">1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4" draw:name="Shape26" draw:style-name="gr9" draw:text-style-name="P6" svg:width="0.664cm" svg:height="0.664cm" svg:x="16.228cm" svg:y="9.985cm"><text:p text:style-name="P4"><text:span text:style-name="T1">1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35" draw:name="Shape31" draw:style-name="gr11" draw:text-style-name="P5" svg:x1="8.421cm" svg:y1="10.862cm" svg:x2="10.882cm" svg:y2="12.448cm"><text:p/></draw:line><draw:line text:anchor-type="paragraph" draw:z-index="36" draw:name="Shape32" draw:style-name="gr11" draw:text-style-name="P5" svg:x1="12.39cm" svg:y1="10.754cm" svg:x2="12.39cm" svg:y2="12.447cm"><text:p/></draw:line><draw:line text:anchor-type="paragraph" draw:z-index="37" draw:name="Shape33" draw:style-name="gr11" draw:text-style-name="P5" svg:x1="16.412cm" svg:y1="10.649cm" svg:x2="13.898cm" svg:y2="12.448cm"><text:p/></draw:line><draw:line text:anchor-type="paragraph" draw:z-index="38" draw:name="Shape34" draw:style-name="gr11" draw:text-style-name="P5" svg:x1="12.231cm" svg:y1="13.351cm" svg:x2="12.231cm" svg:y2="14.088cm"><text:p/></draw:line><draw:line text:anchor-type="paragraph" draw:z-index="39" draw:name="Shape35" draw:style-name="gr11" draw:text-style-name="P5" svg:x1="8.05cm" svg:y1="10.862cm" svg:x2="8.05cm" svg:y2="16.628cm"><text:p/></draw:line><draw:line text:anchor-type="paragraph" draw:z-index="40" draw:name="Shape36" draw:style-name="gr11" draw:text-style-name="P5" svg:x1="11.516cm" svg:y1="15.014cm" svg:x2="9.77cm" svg:y2="16.628cm"><text:p/></draw:line><draw:line text:anchor-type="paragraph" draw:z-index="41" draw:name="Shape37" draw:style-name="gr11" draw:text-style-name="P5" svg:x1="7.997cm" svg:y1="17.581cm" svg:x2="7.997cm" svg:y2="18.348cm"><text:p/></draw:line><draw:custom-shape text:anchor-type="paragraph" draw:z-index="42" draw:name="Shape26" draw:style-name="gr9" draw:text-style-name="P6" svg:width="0.664cm" svg:height="0.664cm" svg:x="15.617cm" svg:y="15.489cm"><text:p text:style-name="P4"><text:span text:style-name="T1">9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3" draw:name="Shape26" draw:style-name="gr9" draw:text-style-name="P6" svg:width="0.664cm" svg:height="0.664cm" svg:x="14.056cm" svg:y="15.515cm"><text:p text:style-name="P4"><text:span text:style-name="T1">1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44" draw:name="Shape38" draw:style-name="gr11" draw:text-style-name="P5" svg:x1="12.681cm" svg:y1="15.014cm" svg:x2="12.681cm" svg:y2="17.951cm"><text:p/></draw:line><draw:line text:anchor-type="paragraph" draw:z-index="45" draw:name="Shape39" draw:style-name="gr11" draw:text-style-name="P5" svg:x1="14.374cm" svg:y1="16.178cm" svg:x2="14.374cm" svg:y2="17.951cm"><text:p/></draw:line><draw:line text:anchor-type="paragraph" draw:z-index="46" draw:style-name="gr11" draw:text-style-name="P5" svg:x1="15.909cm" svg:y1="16.152cm" svg:x2="15.909cm" svg:y2="17.978cm"><text:p/></draw:line><draw:line text:anchor-type="paragraph" draw:z-index="47" draw:style-name="gr11" draw:text-style-name="P5" svg:x1="14.533cm" svg:y1="18.93cm" svg:x2="14.533cm" svg:y2="19.803cm"><text:p/></draw:line><draw:custom-shape text:anchor-type="paragraph" draw:z-index="48" draw:name="Shape26" draw:style-name="gr9" draw:text-style-name="P6" svg:width="0.664cm" svg:height="0.664cm" svg:x="10.035cm" svg:y="13.425cm"><text:p text:style-name="P4"><text:span text:style-name="T1">1</text:span><text:span text:style-name="T1">1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9" draw:name="Shape26" draw:style-name="gr9" draw:text-style-name="P6" svg:width="0.664cm" svg:height="0.664cm" svg:x="5.537cm" svg:y="17.711cm"><text:p text:style-name="P4"><text:span text:style-name="T1">1</text:span><text:span text:style-name="T1">2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0" draw:name="Shape26" draw:style-name="gr9" draw:text-style-name="P6" svg:width="0.664cm" svg:height="0.664cm" svg:x="11.197cm" svg:y="19.193cm"><text:p text:style-name="P4"><text:span text:style-name="T1">1</text:span><text:span text:style-name="T1">3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51" draw:name="Shape41" draw:style-name="gr11" draw:text-style-name="P5" svg:x1="2.759cm" svg:y1="21.998cm" svg:x2="2.759cm" svg:y2="22.476cm"><text:p/></draw:line><draw:line text:anchor-type="paragraph" draw:z-index="52" draw:name="Shape42" draw:style-name="gr11" draw:text-style-name="P5" svg:x1="2.97cm" svg:y1="23.454cm" svg:x2="2.996cm" svg:y2="23.957cm"><text:p/></draw:line><draw:line text:anchor-type="paragraph" draw:z-index="53" draw:name="Shape43" draw:style-name="gr11" draw:text-style-name="P5" svg:x1="3.023cm" svg:y1="24.698cm" svg:x2="3.023cm" svg:y2="25.386cm"><text:p/></draw:line><draw:custom-shape text:anchor-type="paragraph" draw:z-index="54" draw:name="Shape26" draw:style-name="gr9" draw:text-style-name="P6" svg:width="0.664cm" svg:height="0.664cm" svg:x="-0.663cm" svg:y="12.843cm"><text:p text:style-name="P4"><text:span text:style-name="T1">1</text:span><text:span text:style-name="T1">0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5" draw:name="Shape26" draw:style-name="gr9" draw:text-style-name="P6" svg:width="0.664cm" svg:height="0.664cm" svg:x="0.633cm" svg:y="17.129cm"><text:p text:style-name="P4"><text:span text:style-name="T1">1</text:span><text:span text:style-name="T1">0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6" draw:name="Shape26" draw:style-name="gr9" draw:text-style-name="P6" svg:width="0.664cm" svg:height="0.664cm" svg:x="1.744cm" svg:y="17.129cm"><text:p text:style-name="P4"><text:span text:style-name="T1">1</text:span><text:span text:style-name="T1">1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7" draw:name="Shape26" draw:style-name="gr9" draw:text-style-name="P6" svg:width="0.664cm" svg:height="0.664cm" svg:x="2.882cm" svg:y="17.103cm"><text:p text:style-name="P4"><text:span text:style-name="T1">1</text:span><text:span text:style-name="T1">2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8" draw:name="Shape26" draw:style-name="gr9" draw:text-style-name="P6" svg:width="0.664cm" svg:height="0.664cm" svg:x="3.861cm" svg:y="17.156cm"><text:p text:style-name="P4"><text:span text:style-name="T1">1</text:span><text:span text:style-name="T1">3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59" draw:name="Shape44" draw:style-name="gr13" draw:text-style-name="P5" svg:x1="0.96cm" svg:y1="18.665cm" svg:x2="4.161cm" svg:y2="18.639cm"><text:p/></draw:line><draw:line text:anchor-type="paragraph" draw:z-index="60" draw:name="Shape45" draw:style-name="gr11" draw:text-style-name="P6" svg:x1="4.187cm" svg:y1="17.819cm" svg:x2="4.187cm" svg:y2="18.694cm"><text:p/></draw:line><draw:line text:anchor-type="paragraph" draw:z-index="61" draw:name="Shape46" draw:style-name="gr11" draw:text-style-name="P5" svg:x1="0.96cm" svg:y1="17.792cm" svg:x2="0.96cm" svg:y2="18.639cm"><text:p/></draw:line><draw:line text:anchor-type="paragraph" draw:z-index="62" draw:name="Shape47" draw:style-name="gr11" draw:text-style-name="P5" svg:x1="2.071cm" svg:y1="17.792cm" svg:x2="2.097cm" svg:y2="18.692cm"><text:p/></draw:line><draw:line text:anchor-type="paragraph" draw:z-index="63" draw:name="Shape48" draw:style-name="gr11" draw:text-style-name="P5" svg:x1="3.235cm" svg:y1="17.766cm" svg:x2="3.235cm" svg:y2="18.639cm"><text:p/></draw:line><draw:line text:anchor-type="paragraph" draw:z-index="64" draw:name="Shape49" draw:style-name="gr11" draw:text-style-name="P5" svg:x1="2.547cm" svg:y1="18.639cm" svg:x2="2.547cm" svg:y2="19.486cm"><text:p/></draw:line><draw:custom-shape text:anchor-type="paragraph" draw:z-index="65" draw:name="Shape50" draw:style-name="gr14" draw:text-style-name="P7" svg:width="3.176cm" svg:height="0.927cm" svg:x="6.793cm" svg:y="-2cm"><text:p><text:s text:c="2"/>usr_csv</text:p><draw:enhanced-geometry svg:viewBox="0 0 21600 21600" draw:glue-points="?f6 0 10800 ?f8 ?f11 10800 ?f9 21600 10800 ?f10 ?f5 10800" draw:text-areas="?f3 ?f3 ?f4 ?f4" draw:type="parallelogram" draw:modifiers="5400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line text:anchor-type="paragraph" draw:z-index="66" draw:name="Shape40" draw:style-name="gr15" draw:text-style-name="P4" svg:x1="8.01cm" svg:y1="-1.074cm" svg:x2="8.01cm" svg:y2="-0.596cm"><text:p/></draw:line><draw:custom-shape text:anchor-type="paragraph" draw:z-index="67" draw:name="Shape51" draw:style-name="gr16" draw:text-style-name="P7" svg:width="6.086cm" svg:height="0.609cm" svg:x="4.955cm" svg:y="-0.702cm"><text:p><text:span text:style-name="T1"><text:s/></text:span><text:span text:style-name="T1"><text:s/></text:span><text:span text:style-name="T1"><text:s/></text:span><text:span text:style-name="T1"><text:s/></text:span><text:span text:style-name="T1">u</text:span><text:span text:style-name="T1">s</text:span><text:span text:style-name="T1">r</text:span><text:span text:style-name="T1">_</text:span><text:span text:style-name="T1">c</text:span><text:span text:style-name="T1">s</text:span><text:span text:style-name="T1">v</text:span><text:span text:style-name="T1">_</text:span><text:span text:style-name="T1">t</text:span><text:span text:style-name="T1">o</text:span><text:span text:style-name="T1">_</text:span><text:span text:style-name="T1">c</text:span><text:span text:style-name="T1">l</text:span><text:span text:style-name="T1">i</text:span><text:span text:style-name="T1">p</text:span><text:span text:style-name="T1">s</text:span><text:span text:style-name="T1">_</text:span><text:span text:style-name="T1">m</text:span><text:span text:style-name="T1">o</text:span><text:span text:style-name="T1">d</text:span><text:span text:style-name="T1">i</text:span><text:span text:style-name="T1">f</text:span><text:span text:style-name="T1">i</text:span><text:span text:style-name="T1">e</text:span><text:span text:style-name="T1">d</text:span><text:span text:style-name="T1">.</text:span><text:span text:style-name="T1">p</text:span><text:span text:style-name="T1">y</text:span></text:p><draw:enhanced-geometry svg:viewBox="0 0 21600 21600" draw:type="rectangle" draw:enhanced-path="M 0 0 L 21600 0 21600 21600 0 21600 0 0 Z N"/></draw:custom-shape><draw:custom-shape text:anchor-type="paragraph" draw:z-index="68" draw:name="Shape52" draw:style-name="gr17" draw:text-style-name="P8" svg:width="5.001cm" svg:height="1.645cm" svg:x="-2.48cm" svg:y="-0.093cm"><text:p><text:span text:style-name="T1"><text:s text:c="3"/></text:span><text:span text:style-name="T1">karaka_relation_</text:span></text:p><text:p><text:span text:style-name="T1">peposition_default</text:span></text:p><text:p><text:span text:style-name="T1">_mapping.dat</text:span></text:p><draw:enhanced-geometry svg:viewBox="0 0 21600 21600" draw:glue-points="?f6 0 10800 ?f8 ?f11 10800 ?f9 21600 10800 ?f10 ?f5 10800" draw:text-areas="?f3 ?f3 ?f4 ?f4" draw:type="parallelogram" draw:modifiers="5400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custom-shape text:anchor-type="paragraph" draw:z-index="69" draw:name="Shape1" draw:style-name="gr18" draw:text-style-name="P7" svg:width="5.187cm" svg:height="1.059cm" svg:x="5.563cm" svg:y="0.489cm"><text:p><text:s text:c="3"/>Hindi clips facts</text:p><text:p>(hin-clips-facts.dat)</text:p><draw:enhanced-geometry svg:viewBox="0 0 21600 21600" draw:glue-points="?f6 0 10800 ?f8 ?f11 10800 ?f9 21600 10800 ?f10 ?f5 10800" draw:text-areas="?f3 ?f3 ?f4 ?f4" draw:type="parallelogram" draw:modifiers="2643.9986399184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custom-shape text:anchor-type="paragraph" draw:z-index="70" draw:name="Shape53" draw:style-name="gr19" draw:text-style-name="P7" svg:width="6.086cm" svg:height="1.112cm" svg:x="11.437cm" svg:y="0.436cm"><text:p>H_concept-to-mrs-rels.dat</text:p><draw:enhanced-geometry svg:viewBox="0 0 21600 21600" draw:glue-points="?f6 0 10800 ?f8 ?f11 10800 ?f9 21600 10800 ?f10 ?f5 10800" draw:text-areas="?f3 ?f3 ?f4 ?f4" draw:type="parallelogram" draw:modifiers="3004.34656621269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line text:anchor-type="paragraph" draw:z-index="1" draw:name="Shape5" draw:style-name="gr2" draw:text-style-name="P2" svg:x1="8.169cm" svg:y1="1.547cm" svg:x2="12.84cm" svg:y2="2.156cm"><text:p/></draw:line><draw:custom-shape text:anchor-type="paragraph" draw:z-index="71" draw:name="Shape54" draw:style-name="gr20" draw:text-style-name="P7" svg:width="3.387cm" svg:height="0.953cm" svg:x="-1.924cm" svg:y="2.235cm"><text:p><text:s text:c="2"/>gen-implicit_mrs_</text:p><text:p text:style-name="P4">concept-prp.clp</text:p><draw:enhanced-geometry svg:viewBox="0 0 21600 21600" draw:type="rectangle" draw:enhanced-path="M 0 0 L 21600 0 21600 21600 0 21600 0 0 Z N"/></draw:custom-shape><draw:custom-shape text:anchor-type="paragraph" draw:z-index="72" draw:name="Shape55" draw:style-name="gr21" draw:text-style-name="P7" svg:width="3.07cm" svg:height="0.98cm" svg:x="1.912cm" svg:y="2.261cm"><text:p text:style-name="P4"><text:s/>gen-implicit-</text:p><text:p text:style-name="P4">mrs_concept.clp </text:p><draw:enhanced-geometry svg:viewBox="0 0 21600 21600" draw:type="rectangle" draw:enhanced-path="M 0 0 L 21600 0 21600 21600 0 21600 0 0 Z N"/></draw:custom-shape><draw:custom-shape text:anchor-type="paragraph" draw:z-index="73" draw:name="Shape56" draw:style-name="gr22" draw:text-style-name="P7" svg:width="4.022cm" svg:height="0.927cm" svg:x="5.669cm" svg:y="2.261cm"><text:p text:style-name="P4"><text:s/>gen-implicit_mrs_</text:p><text:p text:style-name="P4">concept-pron.clp</text:p><draw:enhanced-geometry svg:viewBox="0 0 21600 21600" draw:type="rectangle" draw:enhanced-path="M 0 0 L 21600 0 21600 21600 0 21600 0 0 Z N"/></draw:custom-shape><draw:custom-shape text:anchor-type="paragraph" draw:z-index="74" draw:name="Shape57" draw:style-name="gr23" draw:text-style-name="P7" svg:width="7.012cm" svg:height="0.9cm" svg:x="10.537cm" svg:y="2.314cm"><text:p><text:s/>gen-hin_concept-to-mrs_concept.clp</text:p><draw:enhanced-geometry svg:viewBox="0 0 21600 21600" draw:type="rectangle" draw:enhanced-path="M 0 0 L 21600 0 21600 21600 0 21600 0 0 Z N"/></draw:custom-shape><draw:custom-shape text:anchor-type="paragraph" draw:z-index="75" draw:name="Shape58" draw:style-name="gr24" draw:text-style-name="P7" svg:width="4.045cm" svg:height="0.927cm" svg:x="-2.004cm" svg:y="4.166cm"><text:p><text:span text:style-name="T1">implicit_mrs_</text:span></text:p><text:p><text:span text:style-name="T1">concept-prep.dat</text:span></text:p><draw:enhanced-geometry svg:viewBox="0 0 21600 21600" draw:glue-points="?f6 0 10800 ?f8 ?f11 10800 ?f9 21600 10800 ?f10 ?f5 10800" draw:text-areas="?f3 ?f3 ?f4 ?f4" draw:type="parallelogram" draw:modifiers="1826.67829119442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custom-shape text:anchor-type="paragraph" draw:z-index="76" draw:name="Shape59" draw:style-name="gr25" draw:text-style-name="P8" svg:width="2.888cm" svg:height="1.008cm" svg:x="2.044cm" svg:y="4.166cm"><text:p><text:span text:style-name="T1">implicit_mrs_</text:span></text:p><text:p><text:span text:style-name="T1">concept.dat</text:span></text:p><draw:enhanced-geometry svg:viewBox="0 0 21600 21600" draw:glue-points="?f6 0 10800 ?f8 ?f11 10800 ?f9 21600 10800 ?f10 ?f5 10800" draw:text-areas="?f3 ?f3 ?f4 ?f4" draw:type="parallelogram" draw:modifiers="2189.01098901099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custom-shape text:anchor-type="paragraph" draw:z-index="77" draw:name="Shape60" draw:style-name="gr26" draw:text-style-name="P7" svg:width="3.705cm" svg:height="0.98cm" svg:x="5.008cm" svg:y="4.062cm"><text:p><text:span text:style-name="T1">implicit_mrs_</text:span></text:p><text:p><text:span text:style-name="T1">concept-pron.dat</text:span></text:p><draw:enhanced-geometry svg:viewBox="0 0 21600 21600" draw:glue-points="?f6 0 10800 ?f8 ?f11 10800 ?f9 21600 10800 ?f10 ?f5 10800" draw:text-areas="?f3 ?f3 ?f4 ?f4" draw:type="parallelogram" draw:modifiers="2158.97191813422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custom-shape text:anchor-type="paragraph" draw:z-index="78" draw:name="Shape61" draw:style-name="gr27" draw:text-style-name="P8" svg:width="6.592cm" svg:height="1.008cm" svg:x="8.527cm" svg:y="4.062cm"><text:p><text:span text:style-name="T1">hin_concept-to-mrs_concept.dat</text:span></text:p><draw:enhanced-geometry svg:viewBox="0 0 21600 21600" draw:mirror-horizontal="false" draw:mirror-vertical="false" draw:glue-points="?f6 0 10800 ?f8 ?f11 10800 ?f9 21600 10800 ?f10 ?f5 10800" draw:text-areas="?f3 ?f3 ?f4 ?f4" draw:type="parallelogram" draw:modifiers="1097.9949166902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custom-shape text:anchor-type="paragraph" draw:z-index="79" draw:name="Shape62" draw:style-name="gr28" draw:text-style-name="P7" svg:width="3.88cm" svg:height="1.033cm" svg:x="15.12cm" svg:y="4.062cm"><text:p><text:span text:style-name="T1">mrs-rel-features.dat</text:span></text:p><draw:enhanced-geometry svg:viewBox="0 0 21600 21600" draw:glue-points="?f6 0 10800 ?f8 ?f11 10800 ?f9 21600 10800 ?f10 ?f5 10800" draw:text-areas="?f3 ?f3 ?f4 ?f4" draw:type="parallelogram" draw:modifiers="1463.57989836251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custom-shape text:anchor-type="paragraph" draw:z-index="80" draw:name="Shape63" draw:style-name="gr29" draw:text-style-name="P7" svg:width="5.107cm" svg:height="1.006cm" svg:x="5.59cm" svg:y="7.95cm"><text:p><text:s text:c="4"/>gen-mrs_feature_info.clp</text:p><draw:enhanced-geometry svg:viewBox="0 0 21600 21600" draw:type="rectangle" draw:enhanced-path="M 0 0 L 21600 0 21600 21600 0 21600 0 0 Z N"/></draw:custom-shape><draw:custom-shape text:anchor-type="paragraph" draw:z-index="81" draw:name="Shape64" draw:style-name="gr30" draw:text-style-name="P7" svg:width="5.583cm" svg:height="0.981cm" svg:x="0.245cm" svg:y="9.881cm"><text:p><text:span text:style-name="T1">H_GNP_to_MRS_GNP.dat</text:span></text:p><draw:enhanced-geometry svg:viewBox="0 0 21600 21600" draw:glue-points="?f6 0 10800 ?f8 ?f11 10800 ?f9 21600 10800 ?f10 ?f5 10800" draw:text-areas="?f3 ?f3 ?f4 ?f4" draw:type="parallelogram" draw:modifiers="1746.55716993051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custom-shape text:anchor-type="paragraph" draw:z-index="82" draw:name="Shape65" draw:style-name="gr31" draw:text-style-name="P7" svg:width="4.631cm" svg:height="0.981cm" svg:x="5.828cm" svg:y="9.881cm"><text:p><text:span text:style-name="T1">mrs_feature_info.dat</text:span></text:p><draw:enhanced-geometry svg:viewBox="0 0 21600 21600" draw:glue-points="?f6 0 10800 ?f8 ?f11 10800 ?f9 21600 10800 ?f10 ?f5 10800" draw:text-areas="?f3 ?f3 ?f4 ?f4" draw:type="parallelogram" draw:modifiers="3213.06964746346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custom-shape text:anchor-type="paragraph" draw:z-index="83" draw:name="Shape66" draw:style-name="gr32" draw:text-style-name="P7" svg:width="4.79cm" svg:height="0.874cm" svg:x="10.617cm" svg:y="9.881cm"><text:p><text:span text:style-name="T1"><text:s/></text:span><text:span text:style-name="T1">tam_mapping.dat</text:span></text:p><draw:enhanced-geometry svg:viewBox="0 0 21600 21600" draw:glue-points="?f6 0 10800 ?f8 ?f11 10800 ?f9 21600 10800 ?f10 ?f5 10800" draw:text-areas="?f3 ?f3 ?f4 ?f4" draw:type="parallelogram" draw:modifiers="2629.64545066211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custom-shape text:anchor-type="paragraph" draw:z-index="84" draw:name="Shape67" draw:style-name="gr33" draw:text-style-name="P7" svg:width="4.684cm" svg:height="0.953cm" svg:x="-0.152cm" svg:y="11.839cm"><text:p><text:s text:c="2"/></text:p><text:p><text:s text:c="3"/>gen_GNP_values.clp</text:p><text:p/><draw:enhanced-geometry svg:viewBox="0 0 21600 21600" draw:type="rectangle" draw:enhanced-path="M 0 0 L 21600 0 21600 21600 0 21600 0 0 Z N"/></draw:custom-shape><draw:custom-shape text:anchor-type="paragraph" draw:z-index="85" draw:name="Shape68" draw:style-name="gr34" draw:text-style-name="P8" svg:width="6.005cm" svg:height="0.742cm" svg:x="9.825cm" svg:y="12.448cm"><text:p><text:span text:style-name="T1"><text:s text:c="3"/></text:span></text:p><text:p><text:span text:style-name="T1">bind-features_values.clp</text:span></text:p><text:p><text:span text:style-name="T1"/></text:p><draw:enhanced-geometry svg:viewBox="0 0 21600 21600" draw:type="rectangle" draw:enhanced-path="M 0 0 L 21600 0 21600 21600 0 21600 0 0 Z N"/></draw:custom-shape><draw:custom-shape text:anchor-type="paragraph" draw:z-index="86" draw:name="Shape69" draw:style-name="gr35" draw:text-style-name="P7" svg:width="4.366cm" svg:height="0.768cm" svg:x="-0.663cm" svg:y="13.506cm"><text:p><text:span text:style-name="T1"><text:s/></text:span><text:span text:style-name="T1">GNP_values.dat</text:span></text:p><draw:enhanced-geometry svg:viewBox="0 0 21600 21600" draw:glue-points="?f6 0 10800 ?f8 ?f11 10800 ?f9 21600 10800 ?f10 ?f5 10800" draw:text-areas="?f3 ?f3 ?f4 ?f4" draw:type="parallelogram" draw:modifiers="2538.61066235864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custom-shape text:anchor-type="paragraph" draw:z-index="87" draw:name="Shape70" draw:style-name="gr36" draw:text-style-name="P7" svg:width="7.116cm" svg:height="0.927cm" svg:x="9.772cm" svg:y="14.088cm"><text:p><text:span text:style-name="T1">mrs_info_binding_features_values.dat</text:span></text:p><draw:enhanced-geometry svg:viewBox="0 0 21600 21600" draw:glue-points="?f6 0 10800 ?f8 ?f11 10800 ?f9 21600 10800 ?f10 ?f5 10800" draw:text-areas="?f3 ?f3 ?f4 ?f4" draw:type="parallelogram" draw:modifiers="1869.23076923077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custom-shape text:anchor-type="paragraph" draw:z-index="88" draw:name="Shape71" draw:style-name="gr37" draw:text-style-name="P7" svg:width="4.737cm" svg:height="0.927cm" svg:x="5.537cm" svg:y="18.374cm"><text:p><text:span text:style-name="T1">mrs_info_neg_rstr-rstd.dat</text:span></text:p><draw:enhanced-geometry svg:viewBox="0 0 21600 21600" draw:glue-points="?f6 0 10800 ?f8 ?f11 10800 ?f9 21600 10800 ?f10 ?f5 10800" draw:text-areas="?f3 ?f3 ?f4 ?f4" draw:type="parallelogram" draw:modifiers="1962.78667243617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custom-shape text:anchor-type="paragraph" draw:z-index="89" draw:name="Shape72" draw:style-name="gr38" draw:text-style-name="P7" svg:width="4.022cm" svg:height="1.086cm" svg:x="0.88cm" svg:y="20.888cm"><text:p><text:span text:style-name="T1"><text:s text:c="2"/></text:span><text:span text:style-name="T1">file_merge.dat</text:span></text:p><draw:enhanced-geometry svg:viewBox="0 0 21600 21600" draw:glue-points="?f6 0 10800 ?f8 ?f11 10800 ?f9 21600 10800 ?f10 ?f5 10800" draw:text-areas="?f3 ?f3 ?f4 ?f4" draw:type="parallelogram" draw:modifiers="2698.81630863656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custom-shape text:anchor-type="paragraph" draw:z-index="90" draw:name="Shape73" draw:style-name="gr39" draw:text-style-name="P7" svg:width="7.488cm" svg:height="0.821cm" svg:x="10.802cm" svg:y="19.856cm"><text:p><text:span text:style-name="T1">mrs_info_with_rstr_rstd_values.dat</text:span></text:p><draw:enhanced-geometry svg:viewBox="0 0 21600 21600" draw:glue-points="?f6 0 10800 ?f8 ?f11 10800 ?f9 21600 10800 ?f10 ?f5 10800" draw:text-areas="?f3 ?f3 ?f4 ?f4" draw:type="parallelogram" draw:modifiers="1996.8058968059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custom-shape text:anchor-type="paragraph" draw:z-index="91" draw:name="Shape74" draw:style-name="gr40" draw:text-style-name="P7" svg:width="2.647cm" svg:height="0.742cm" svg:x="1.7cm" svg:y="23.957cm"><text:p><text:span text:style-name="T1"><text:s text:c="4"/></text:span><text:span text:style-name="T1">MRS </text:span></text:p><draw:enhanced-geometry svg:viewBox="0 0 21600 21600" draw:glue-points="?f6 0 10800 ?f8 ?f11 10800 ?f9 21600 10800 ?f10 ?f5 10800" draw:text-areas="?f3 ?f3 ?f4 ?f4" draw:type="parallelogram" draw:modifiers="2806.12924716855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custom-shape text:anchor-type="paragraph" draw:z-index="92" draw:name="Shape3" draw:style-name="gr41" draw:text-style-name="P7" svg:width="4.472cm" svg:height="0.689cm" svg:x="0.774cm" svg:y="25.412cm"><text:p><text:span text:style-name="T1"><text:s text:c="2"/></text:span><text:span text:style-name="T1">English Sentence</text:span></text:p><draw:enhanced-geometry svg:viewBox="0 0 21600 21600" draw:glue-points="?f6 0 10800 ?f8 ?f11 10800 ?f9 21600 10800 ?f10 ?f5 10800" draw:text-areas="?f3 ?f3 ?f4 ?f4" draw:type="parallelogram" draw:modifiers="2308.20189274448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custom-shape text:anchor-type="paragraph" draw:z-index="93" draw:name="Shape75" draw:style-name="gr42" draw:text-style-name="P8" svg:width="2.042cm" svg:height="0.586cm" svg:x="1.674cm" svg:y="19.486cm"><text:p><text:span text:style-name="T1"><text:s text:c="5"/></text:span><text:span text:style-name="T1">lc.sh</text:span></text:p><draw:enhanced-geometry svg:viewBox="0 0 21600 21600" draw:type="rectangle" draw:enhanced-path="M 0 0 L 21600 0 21600 21600 0 21600 0 0 Z N"/></draw:custom-shape><draw:line text:anchor-type="paragraph" draw:z-index="94" draw:style-name="gr43" draw:text-style-name="P5" svg:x1="2.521cm" svg:y1="20.071cm" svg:x2="2.521cm" svg:y2="20.888cm"><text:p/></draw:line><draw:custom-shape text:anchor-type="paragraph" draw:z-index="95" draw:name="Shape76" draw:style-name="gr44" draw:text-style-name="P7" svg:width="5.345cm" svg:height="1.006cm" svg:x="12.019cm" svg:y="17.951cm"><text:p><text:s/>bind-RSTR_RSTD-values.clp</text:p><draw:enhanced-geometry svg:viewBox="0 0 21600 21600" draw:type="rectangle" draw:enhanced-path="M 0 0 L 21600 0 21600 21600 0 21600 0 0 Z N"/></draw:custom-shape><draw:custom-shape text:anchor-type="paragraph" draw:z-index="96" draw:name="Shape77" draw:style-name="gr45" draw:text-style-name="P7" svg:width="4.737cm" svg:height="0.953cm" svg:x="5.881cm" svg:y="16.628cm"><text:p><text:s text:c="3"/>gen-neg_rstr-rstd.clp</text:p><draw:enhanced-geometry svg:viewBox="0 0 21600 21600" draw:type="rectangle" draw:enhanced-path="M 0 0 L 21600 0 21600 21600 0 21600 0 0 Z N"/></draw:custom-shape><draw:custom-shape text:anchor-type="paragraph" draw:z-index="97" draw:name="Shape2" draw:style-name="gr46" draw:text-style-name="P8" svg:width="5.478cm" svg:height="0.876cm" svg:x="0.642cm" svg:y="22.528cm"><text:p><text:span text:style-name="T1"><text:s text:c="2"/></text:span><text:span text:style-name="T1">MRS_facts_gen_frn_clips.py</text:span></text:p><draw:enhanced-geometry svg:viewBox="0 0 21600 21600" draw:type="rectangle" draw:enhanced-path="M 0 0 L 21600 0 21600 21600 0 21600 0 0 Z N"/></draw:custom-shap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heads_20_2" draw:display-name="Arrowheads 2" svg:viewBox="0 0 1131 902" svg:d="M564 0l-564 902h1131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4T11:23:06.611009784</meta:creation-date>
    <dc:date>2020-02-08T12:19:01.071819094</dc:date>
    <meta:editing-duration>PT47M46S</meta:editing-duration>
    <meta:editing-cycles>7</meta:editing-cycles>
    <meta:generator>LibreOffice/6.0.7.3$Linux_X86_64 LibreOffice_project/00m0$Build-3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